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ccffcc" fo:min-height="16.558cm" draw:shadow="visible" draw:shadow-offset-x="0.3cm" draw:shadow-offset-y="0.3cm"/>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stroke="none" draw:fill="solid" draw:fill-color="#ffccff" fo:min-height="7.581cm" draw:shadow="visible" draw:shadow-offset-x="0.3cm" draw:shadow-offset-y="0.3cm"/>
    </style:style>
    <style:style style:name="gr5" style:family="graphic" style:parent-style-name="standard">
      <style:graphic-properties draw:stroke="none" draw:fill="solid" draw:fill-color="#ccffcc" fo:min-height="13.736cm" draw:shadow="visible" draw:shadow-offset-x="0.3cm" draw:shadow-offset-y="0.3cm"/>
    </style:style>
    <style:style style:name="gr6" style:family="graphic" style:parent-style-name="standard">
      <style:graphic-properties draw:stroke="none" draw:fill="solid" draw:fill-color="#ffccff" fo:min-height="5.576cm" draw:shadow="visible"/>
    </style:style>
    <style:style style:name="gr7" style:family="graphic" style:parent-style-name="standard">
      <style:graphic-properties draw:opacity="50%" draw:opacity-name="" draw:textarea-horizontal-align="justify" draw:textarea-vertical-align="middle" draw:auto-grow-height="false" fo:min-height="0cm" fo:min-width="0cm" fo:wrap-option="no-wrap"/>
    </style:style>
    <style:style style:name="gr8" style:family="graphic" style:parent-style-name="standard">
      <style:graphic-properties draw:stroke="none" draw:fill="solid" draw:fill-color="#ccffcc" fo:min-height="16.355cm" draw:shadow="visible"/>
    </style:style>
    <style:style style:name="gr9" style:family="graphic" style:parent-style-name="standard">
      <style:graphic-properties draw:stroke="none" draw:fill="solid" draw:fill-color="#ffccff" fo:min-height="4.15cm" draw:shadow="visible" draw:shadow-offset-x="0.3cm" draw:shadow-offset-y="0.3cm"/>
    </style:style>
    <style:style style:name="gr10" style:family="graphic" style:parent-style-name="standard">
      <style:graphic-properties draw:stroke="none" draw:fill="solid" draw:fill-color="#ccffcc" fo:min-height="19.685cm" draw:shadow="visible"/>
    </style:style>
    <style:style style:name="gr11" style:family="graphic" style:parent-style-name="standard">
      <style:graphic-properties draw:stroke="none" draw:fill="solid" draw:fill-color="#ccffcc" fo:min-height="17.07cm" draw:shadow="visible" draw:shadow-offset-x="0.3cm" draw:shadow-offset-y="0.3cm"/>
    </style:style>
    <style:style style:name="gr12" style:family="graphic" style:parent-style-name="standard">
      <style:graphic-properties draw:stroke="none" draw:fill="solid" draw:fill-color="#ffccff" fo:min-height="4.823cm" draw:shadow="visible" draw:shadow-offset-x="0.3cm" draw:shadow-offset-y="0.3cm"/>
    </style:style>
    <style:style style:name="gr13" style:family="graphic" style:parent-style-name="standard">
      <style:graphic-properties draw:textarea-horizontal-align="justify" draw:textarea-vertical-align="middle" draw:auto-grow-height="false" fo:min-height="0cm" fo:min-width="0cm" fo:wrap-option="no-wrap" draw:shadow="hidden"/>
    </style:style>
    <style:style style:name="gr14" style:family="graphic" style:parent-style-name="standard">
      <style:graphic-properties draw:stroke="none" draw:fill="solid" draw:fill-color="#ccffcc" fo:min-height="16.047cm" draw:shadow="visible" draw:shadow-offset-x="0.3cm" draw:shadow-offset-y="0.3cm"/>
    </style:style>
    <style:style style:name="gr15" style:family="graphic" style:parent-style-name="standard">
      <style:graphic-properties draw:stroke="none" draw:fill="solid" draw:fill-color="#ffccff" fo:min-height="3.735cm" draw:shadow="visible"/>
    </style:style>
    <style:style style:name="gr16" style:family="graphic" style:parent-style-name="standard">
      <style:graphic-properties draw:stroke="none" draw:fill="solid" draw:fill-color="#ffccff" fo:min-height="8.534cm" draw:shadow="visible"/>
    </style:style>
    <style:style style:name="pr1" style:family="presentation" style:parent-style-name="Standard-title">
      <style:graphic-properties fo:min-height="3.506cm"/>
    </style:style>
    <style:style style:name="pr2" style:family="presentation" style:parent-style-name="Standard-subtitle">
      <style:graphic-properties draw:fill="solid" draw:fill-color="#ffffcc" fo:min-height="16cm" draw:shadow="visible" draw:shadow-offset-x="0.3cm" draw:shadow-offset-y="0.3cm" draw:shadow-color="#808080"/>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2.155cm"/>
    </style:style>
    <style:style style:name="pr5" style:family="presentation" style:parent-style-name="Standard-subtitle">
      <style:graphic-properties draw:fill="solid" draw:fill-color="#ffffcc" fo:min-height="15.8cm" draw:shadow="visible" draw:shadow-offset-x="0.3cm" draw:shadow-offset-y="0.3cm" draw:shadow-color="#808080"/>
    </style:style>
    <style:style style:name="pr6" style:family="presentation" style:parent-style-name="Standard-subtitle">
      <style:graphic-properties draw:fill="solid" draw:fill-color="#ffffcc" fo:min-height="16.8cm" draw:shadow="visible" draw:shadow-offset-x="0.3cm" draw:shadow-offset-y="0.3cm" draw:shadow-color="#808080"/>
    </style:style>
    <style:style style:name="pr7" style:family="presentation" style:parent-style-name="Standard-subtitle">
      <style:graphic-properties draw:fill="solid" draw:fill-color="#ffffcc" fo:min-height="17.657cm" draw:shadow="visible" draw:shadow-offset-x="0.3cm" draw:shadow-offset-y="0.3cm" draw:shadow-color="#808080"/>
    </style:style>
    <style:style style:name="pr8" style:family="presentation" style:parent-style-name="Standard-subtitle">
      <style:graphic-properties draw:fill="solid" draw:fill-color="#ffffcc" fo:min-height="15cm" draw:shadow="visible" draw:shadow-offset-x="0.3cm" draw:shadow-offset-y="0.3cm" draw:shadow-color="#808080"/>
    </style:style>
    <style:style style:name="pr9" style:family="presentation" style:parent-style-name="Standard-title">
      <style:graphic-properties fo:min-height="2.343cm"/>
    </style:style>
    <style:style style:name="pr10" style:family="presentation" style:parent-style-name="Standard-title">
      <style:graphic-properties fo:min-height="2.243cm"/>
    </style:style>
    <style:style style:name="pr11" style:family="presentation" style:parent-style-name="Standard-title">
      <style:graphic-properties fo:min-height="2.763cm"/>
    </style:style>
    <style:style style:name="pr12" style:family="presentation" style:parent-style-name="Standard-subtitle">
      <style:graphic-properties draw:fill="solid" draw:fill-color="#ffffcc" fo:min-height="17.997cm" draw:shadow="visible" draw:shadow-offset-x="0.3cm" draw:shadow-offset-y="0.3cm" draw:shadow-color="#808080"/>
    </style:style>
    <style:style style:name="P1" style:family="paragraph">
      <style:paragraph-properties fo:margin-left="0cm" fo:margin-right="0cm" fo:margin-top="0cm" fo:margin-bottom="0.5cm" fo:text-align="start" fo:text-indent="0cm"/>
    </style:style>
    <style:style style:name="P2" style:family="paragraph">
      <style:text-properties style:font-name="Courier 10 Pitch" fo:font-size="22pt" style:font-size-asian="22pt" style:font-size-complex="22pt"/>
    </style:style>
    <style:style style:name="P3" style:family="paragraph">
      <style:paragraph-properties fo:text-align="center"/>
    </style:style>
    <style:style style:name="P4" style:family="paragraph">
      <style:paragraph-properties fo:text-align="center"/>
      <style:text-properties fo:font-size="32pt" style:font-size-asian="32pt" style:font-size-complex="32pt"/>
    </style:style>
    <style:style style:name="P5" style:family="paragraph">
      <style:text-properties style:font-name="Courier 10 Pitch" fo:font-size="24pt" style:font-size-asian="24pt" style:font-size-complex="24pt"/>
    </style:style>
    <style:style style:name="P6" style:family="paragraph">
      <style:paragraph-properties fo:margin-left="0cm" fo:margin-right="0cm" fo:margin-top="0cm" fo:margin-bottom="0.5cm" fo:text-align="start" fo:text-indent="0cm"/>
      <style:text-properties fo:hyphenate="true"/>
    </style:style>
    <style:style style:name="P7" style:family="paragraph">
      <style:text-properties style:font-name="Courier 10 Pitch"/>
    </style:style>
    <style:style style:name="P8" style:family="paragraph">
      <style:paragraph-properties fo:text-align="center"/>
      <style:text-properties fo:font-size="24pt" style:font-size-asian="24pt" style:font-size-complex="24pt"/>
    </style:style>
    <style:style style:name="P9" style:family="paragraph">
      <style:paragraph-properties fo:margin-left="0cm" fo:margin-right="0cm" fo:margin-top="0cm" fo:margin-bottom="0.5cm" fo:text-align="start" fo:text-indent="0cm"/>
      <style:text-properties fo:font-size="32pt"/>
    </style:style>
    <style:style style:name="P10" style:family="paragraph">
      <style:text-properties fo:font-size="20pt"/>
    </style:style>
    <style:style style:name="P11" style:family="paragraph">
      <style:text-properties style:font-name="Courier 10 Pitch" fo:font-size="15pt" style:font-size-asian="15pt" style:font-size-complex="15pt"/>
    </style:style>
    <style:style style:name="P12" style:family="paragraph">
      <style:text-properties style:font-name="Courier 10 Pitch" fo:font-size="10pt" style:font-size-asian="10pt" style:font-size-complex="10pt"/>
    </style:style>
    <style:style style:name="T1" style:family="text">
      <style:text-properties style:font-name="Courier 10 Pitch" fo:font-size="16pt" style:font-size-asian="16pt" style:font-size-complex="16pt"/>
    </style:style>
    <style:style style:name="T2" style:family="text">
      <style:text-properties style:font-name="Courier 10 Pitch" fo:font-size="22pt" style:font-size-asian="22pt" style:font-size-complex="22pt"/>
    </style:style>
    <style:style style:name="T3" style:family="text">
      <style:text-properties fo:font-size="32pt" style:font-size-asian="32pt" style:font-size-complex="32pt"/>
    </style:style>
    <style:style style:name="T4" style:family="text">
      <style:text-properties style:font-name="Courier 10 Pitch" fo:font-size="24pt" style:font-size-asian="24pt" style:font-size-complex="24pt"/>
    </style:style>
    <style:style style:name="T5" style:family="text">
      <style:text-properties style:font-name="Courier 10 Pitch" fo:font-size="32pt" fo:font-weight="bold" style:font-size-asian="32pt" style:font-weight-asian="bold" style:font-size-complex="32pt" style:font-weight-complex="bold"/>
    </style:style>
    <style:style style:name="T6" style:family="text">
      <style:text-properties style:font-name="Courier 10 Pitch" fo:font-size="32pt" style:font-size-asian="32pt" style:font-size-complex="32pt"/>
    </style:style>
    <style:style style:name="T7" style:family="text">
      <style:text-properties style:font-name="Liberation Sans1" fo:font-size="32pt" style:font-size-asian="32pt" style:font-size-complex="32pt"/>
    </style:style>
    <style:style style:name="T8" style:family="text">
      <style:text-properties style:font-name="Courier 10 Pitch"/>
    </style:style>
    <style:style style:name="T9" style:family="text">
      <style:text-properties style:font-name="Liberation Sans1"/>
    </style:style>
    <style:style style:name="T10" style:family="text">
      <style:text-properties style:font-name="Courier 10 Pitch" fo:font-size="20pt" style:font-size-asian="20pt" style:font-size-complex="20pt"/>
    </style:style>
    <style:style style:name="T11" style:family="text">
      <style:text-properties fo:font-size="24pt" style:font-size-asian="24pt" style:font-size-complex="24pt"/>
    </style:style>
    <style:style style:name="T12" style:family="text">
      <style:text-properties style:text-underline-style="solid" style:text-underline-width="auto" style:text-underline-color="font-color"/>
    </style:style>
    <style:style style:name="T13" style:family="text">
      <style:text-properties style:font-name="DejaVu Sans"/>
    </style:style>
    <style:style style:name="T14" style:family="text">
      <style:text-properties fo:font-weight="bold" style:font-weight-asian="bold" style:font-weight-complex="bold"/>
    </style:style>
    <style:style style:name="T15" style:family="text">
      <style:text-properties style:font-name="Courier 10 Pitch" fo:font-size="15pt" style:font-size-asian="15pt" style:font-size-complex="15pt"/>
    </style:style>
    <style:style style:name="T16" style:family="text">
      <style:text-properties style:font-name="Courier 10 Pitch" fo:font-size="12pt" style:font-size-asian="12pt" style:font-size-complex="12pt"/>
    </style:style>
    <style:style style:name="T17" style:family="text">
      <style:text-properties style:font-name="Courier 10 Pitch" fo:font-size="22pt" fo:font-weight="bold" style:font-size-asian="22pt" style:font-weight-asian="bold" style:font-size-complex="22pt" style:font-weight-complex="bold"/>
    </style:style>
    <style:style style:name="T18" style:family="text">
      <style:text-properties style:font-name="Courier 10 Pitch" fo:font-size="10pt" style:font-size-asian="10pt" style:font-size-complex="10pt"/>
    </style:style>
    <style:style style:name="T19"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Referenzen</text:p>
          </draw:text-box>
        </draw:frame>
        <draw:frame presentation:style-name="pr2" draw:text-style-name="P1" draw:layer="layout" svg:width="25.199cm" svg:height="16cm" svg:x="1.4cm" svg:y="4.1cm" presentation:class="subtitle" presentation:user-transformed="true">
          <draw:text-box>
            <text:list text:style-name="L2">
              <text:list-item>
                <text:p text:style-name="P1">In c kennen wir gewöhnliche Variablen und Pointer.</text:p>
              </text:list-item>
              <text:list-item>
                <text:p text:style-name="P1">C++ führt zusätzlich Referenzen ein.</text:p>
              </text:list-item>
              <text:list-item>
                <text:p text:style-name="P1">Eine Referenz ist so etwas, wie ein alias auf eine Variable, ein zweiter Zugang zu der Variablen.</text:p>
              </text:list-item>
              <text:list-item>
                <text:p text:style-name="P1">Eine Referenz kann immer nur in Verbindung mit dem referenzierten Objekt (hier Variable oder Konstante) existieren.</text:p>
              </text:list-item>
              <text:list-item>
                <text:p text:style-name="P1">Eine Referenz hat im Gegensatz zum Pointer keine eigene Adresse. </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presentation:style-name="pr4" draw:layer="layout" svg:width="25.199cm" svg:height="2.155cm" svg:x="1.4cm" svg:y="0.837cm" presentation:class="title" presentation:user-transformed="true">
          <draw:text-box>
            <text:p>Referenzen (Bsp. 1)</text:p>
          </draw:text-box>
        </draw:frame>
        <draw:frame draw:style-name="gr2" draw:text-style-name="P2" draw:layer="layout" svg:width="25.2cm" svg:height="17.225cm" svg:x="0.4cm" svg:y="2.992cm">
          <draw:text-box>
            <text:p text:style-name="P2"><text:span text:style-name="T1">#include &lt;iostream&gt;</text:span></text:p>
            <text:p text:style-name="P2"><text:span text:style-name="T1">#include &lt;iomanip&gt;</text:span></text:p>
            <text:p text:style-name="P2"><text:span text:style-name="T1">using namespace std;</text:span></text:p>
            <text:p text:style-name="P2"><text:span text:style-name="T1"/></text:p>
            <text:p text:style-name="P2"><text:span text:style-name="T1">int main()</text:span></text:p>
            <text:p text:style-name="P2"><text:span text:style-name="T1">{</text:span></text:p>
            <text:p text:style-name="P2"><text:span text:style-name="T2"><text:s text:c="2"/></text:span><text:span text:style-name="T2">int <text:s/>myInt=123;</text:span></text:p>
            <text:p text:style-name="P2"><text:span text:style-name="T2"><text:s text:c="2"/></text:span><text:span text:style-name="T2">int&amp; other=myInt; </text:span></text:p>
            <text:p text:style-name="P2"><text:span text:style-name="T2"/></text:p>
            <text:p text:style-name="P2"><text:span text:style-name="T2"><text:s text:c="2"/></text:span><text:span text:style-name="T2">cout &lt;&lt; "myInt: "&lt;&lt; myInt &lt;&lt; endl;</text:span></text:p>
            <text:p text:style-name="P2"><text:span text:style-name="T2"><text:s text:c="2"/></text:span><text:span text:style-name="T2">cout &lt;&lt; "other: "&lt;&lt; other &lt;&lt; endl;</text:span></text:p>
            <text:p text:style-name="P2"><text:span text:style-name="T2"/></text:p>
            <text:p text:style-name="P2"><text:span text:style-name="T2"><text:s text:c="2"/></text:span><text:span text:style-name="T2">other ++;</text:span></text:p>
            <text:p text:style-name="P2"><text:span text:style-name="T2"><text:s text:c="2"/></text:span><text:span text:style-name="T2">cout &lt;&lt; "myInt: "&lt;&lt; myInt &lt;&lt; endl;</text:span></text:p>
            <text:p text:style-name="P2"><text:span text:style-name="T2"><text:s text:c="2"/></text:span><text:span text:style-name="T2">cout &lt;&lt; "other: "&lt;&lt; other &lt;&lt; endl;</text:span></text:p>
            <text:p text:style-name="P2"><text:span text:style-name="T2"/></text:p>
            <text:p text:style-name="P2"><text:span text:style-name="T2"><text:s text:c="2"/></text:span><text:span text:style-name="T2">myInt++;</text:span></text:p>
            <text:p text:style-name="P2"><text:span text:style-name="T2"><text:s text:c="2"/></text:span><text:span text:style-name="T2">cout &lt;&lt; "myInt: "&lt;&lt; myInt &lt;&lt; endl;</text:span></text:p>
            <text:p text:style-name="P2"><text:span text:style-name="T2"><text:s text:c="2"/></text:span><text:span text:style-name="T2">cout &lt;&lt; "other: "&lt;&lt; other &lt;&lt; endl;</text:span></text:p>
            <text:p text:style-name="P2"><text:span text:style-name="T1"><text:s text:c="2"/></text:span><text:span text:style-name="T1">return 0;</text:span></text:p>
            <text:p text:style-name="P2"><text:span text:style-name="T1">}</text:span></text:p>
          </draw:text-box>
        </draw:frame>
        <draw:custom-shape draw:style-name="gr3" draw:text-style-name="P4" draw:layer="layout" svg:width="8.8cm" svg:height="3.6cm" svg:x="14.5cm" svg:y="4.4cm">
          <text:p text:style-name="P3"><text:span text:style-name="T3">Das ist eine</text:span></text:p>
          <text:p text:style-name="P3"><text:span text:style-name="T3">Referenz</text:span></text:p>
          <draw:enhanced-geometry svg:viewBox="0 0 21600 21600" draw:text-areas="800 800 20800 20800" draw:type="round-rectangular-callout" draw:modifiers="-11726.4856266333 23045.5984448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5" draw:layer="layout" svg:width="6.604cm" svg:height="7.831cm" svg:x="20.346cm" svg:y="9.92cm">
          <draw:text-box>
            <text:p text:style-name="P5"><text:span text:style-name="T4">./a.out</text:span></text:p>
            <text:p text:style-name="P5"><text:span text:style-name="T4">myInt: 123</text:span></text:p>
            <text:p text:style-name="P5"><text:span text:style-name="T4">other: 123</text:span></text:p>
            <text:p text:style-name="P5"><text:span text:style-name="T4">myInt: 124</text:span></text:p>
            <text:p text:style-name="P5"><text:span text:style-name="T4">other: 124</text:span></text:p>
            <text:p text:style-name="P5"><text:span text:style-name="T4">myInt: 125</text:span></text:p>
            <text:p text:style-name="P5"><text:span text:style-name="T4">other: 125</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1" draw:layer="layout" svg:width="25.199cm" svg:height="3.506cm" svg:x="1.4cm" svg:y="-0.063cm" presentation:class="title" presentation:user-transformed="true">
          <draw:text-box>
            <text:p>Referenzen</text:p>
          </draw:text-box>
        </draw:frame>
        <draw:frame presentation:style-name="pr2" draw:text-style-name="P1" draw:layer="layout" svg:width="25.199cm" svg:height="16cm" svg:x="1.4cm" svg:y="4.2cm" presentation:class="subtitle" presentation:user-transformed="true">
          <draw:text-box>
            <text:list text:style-name="L2">
              <text:list-item>
                <text:p text:style-name="P1">Eine Referenzvereinbarung wird durch ein &amp; nach dem Typnamen einer Variablendefinition angezeigt: <text:span text:style-name="T5">int&amp; other</text:span></text:p>
              </text:list-item>
              <text:list-item>
                <text:p text:style-name="P1">Eine Referenz muss grundsätzlich Initialisiert sein. </text:p>
              </text:list-item>
              <text:list-item>
                <text:p text:style-name="P1">Eine Referenz ohne referenziertes Objekt kann es nicht geben. Deshalb muss es komplett heißen: <text:span text:style-name="T6">int&amp; other=myInt;</text:span></text:p>
              </text:list-item>
              <text:list-item>
                <text:p text:style-name="P1"><text:span text:style-name="T7">Die Referenz other referenziert hier die Variable myInt.</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presentation:style-name="pr1" draw:layer="layout" svg:width="25.199cm" svg:height="3.506cm" svg:x="1.4cm" svg:y="0.837cm" presentation:class="title">
          <draw:text-box>
            <text:p>Referenzen</text:p>
          </draw:text-box>
        </draw:frame>
        <draw:frame presentation:style-name="pr5" draw:text-style-name="P6" draw:layer="layout" svg:width="17.599cm" svg:height="15.8cm" svg:x="0.801cm" svg:y="4.2cm" presentation:class="subtitle" presentation:user-transformed="true">
          <draw:text-box>
            <text:list text:style-name="L2">
              <text:list-item>
                <text:p text:style-name="P6">Wird das Programm ausgeführt zeigt sich, dass jede Wertänderung an myInt auch unter dem Namen other zu sehen ist und jede Wertänderung an other auch in der Variable myInt beobachtet werden kann.</text:p>
              </text:list-item>
            </text:list>
          </draw:text-box>
        </draw:frame>
        <draw:frame draw:style-name="gr4" draw:text-style-name="P5" draw:layer="layout" svg:width="6.604cm" svg:height="7.831cm" svg:x="19.796cm" svg:y="4.169cm">
          <draw:text-box>
            <text:p text:style-name="P5"><text:span text:style-name="T4">./a.out</text:span></text:p>
            <text:p text:style-name="P5"><text:span text:style-name="T4">myInt: 123</text:span></text:p>
            <text:p text:style-name="P5"><text:span text:style-name="T4">other: 123</text:span></text:p>
            <text:p text:style-name="P5"><text:span text:style-name="T4">myInt: 124</text:span></text:p>
            <text:p text:style-name="P5"><text:span text:style-name="T4">other: 124</text:span></text:p>
            <text:p text:style-name="P5"><text:span text:style-name="T4">myInt: 125</text:span></text:p>
            <text:p text:style-name="P5"><text:span text:style-name="T4">other: 125</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presentation:style-name="pr1" draw:layer="layout" svg:width="25.199cm" svg:height="3.506cm" svg:x="1.4cm" svg:y="0.837cm" presentation:class="title">
          <draw:text-box>
            <text:p>Referenzen</text:p>
          </draw:text-box>
        </draw:frame>
        <draw:frame presentation:style-name="pr5" draw:text-style-name="P1" draw:layer="layout" svg:width="26.799cm" svg:height="15.8cm" svg:x="0.501cm" svg:y="4.2cm" presentation:class="subtitle" presentation:user-transformed="true">
          <draw:text-box>
            <text:list text:style-name="L2">
              <text:list-item>
                <text:p text:style-name="P1">Eine Referenz muss immer initialisiert sein</text:p>
              </text:list-item>
              <text:list-item>
                <text:p text:style-name="P1">Eine Referenz hat keine eigene Adresse, alle Operationen, werden an dem referenzierten Objekt ausgeführt.</text:p>
              </text:list-item>
              <text:list-item>
                <text:p text:style-name="P1">Bezogen auf das vorangegangene Beispiel würde eine sizeof-Operation <text:span text:style-name="T8">sizeof other</text:span> die Größe von <text:span text:style-name="T8">myInt</text:span> liefern und <text:span text:style-name="T8">&amp;other</text:span> liefert die Adresse von <text:span text:style-name="T8">myInt.</text:span></text:p>
              </text:list-item>
              <text:list-item>
                <text:p text:style-name="P1"><text:span text:style-name="T9">An der Verwendung von &amp; als Adressoperator hat sich nichts geändert.</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presentation:style-name="pr1" draw:layer="layout" svg:width="25.199cm" svg:height="3.506cm" svg:x="1.4cm" svg:y="-0.663cm" presentation:class="title" presentation:user-transformed="true">
          <draw:text-box>
            <text:p>Referenzen Beispiel Bsp. 2</text:p>
          </draw:text-box>
        </draw:frame>
        <draw:frame draw:style-name="gr5" draw:text-style-name="P7" draw:layer="layout" svg:width="23.972cm" svg:height="13.986cm" svg:x="0.828cm" svg:y="5.814cm">
          <draw:text-box>
            <text:p text:style-name="P7"><text:span text:style-name="T8">#include &lt;iostream&gt;</text:span></text:p>
            <text:p text:style-name="P7"><text:span text:style-name="T8">#include &lt;iomanip&gt;</text:span></text:p>
            <text:p text:style-name="P7"><text:span text:style-name="T8">using namespace std;</text:span></text:p>
            <text:p text:style-name="P7"><text:span text:style-name="T8"/></text:p>
            <text:p text:style-name="P7"><text:span text:style-name="T8">int main()</text:span></text:p>
            <text:p text:style-name="P7"><text:span text:style-name="T8">{</text:span></text:p>
            <text:p text:style-name="P7"><text:span text:style-name="T10"><text:s text:c="2"/></text:span><text:span text:style-name="T10">int <text:s/>myInt=123;</text:span></text:p>
            <text:p text:style-name="P7"><text:span text:style-name="T10"><text:s text:c="2"/></text:span><text:span text:style-name="T10">int&amp; other=myInt;</text:span></text:p>
            <text:p text:style-name="P7"><text:span text:style-name="T10"/></text:p>
            <text:p text:style-name="P7"><text:span text:style-name="T10"><text:s text:c="2"/></text:span><text:span text:style-name="T10">cout &lt;&lt; "sizeof <text:s/>myInt: " &lt;&lt; (sizeof myInt) &lt;&lt; endl;</text:span></text:p>
            <text:p text:style-name="P7"><text:span text:style-name="T10"><text:s text:c="2"/></text:span><text:span text:style-name="T10">cout &lt;&lt; "sizeof <text:s/>other: " &lt;&lt; (sizeof other) &lt;&lt; endl;</text:span></text:p>
            <text:p text:style-name="P7"><text:span text:style-name="T10"><text:s text:c="2"/></text:span><text:span text:style-name="T10">cout &lt;&lt; "sizeof &amp;myInt: " &lt;&lt; (sizeof &amp;myInt)&lt;&lt; endl;</text:span></text:p>
            <text:p text:style-name="P7"><text:span text:style-name="T10"><text:s text:c="2"/></text:span></text:p>
            <text:p text:style-name="P7"><text:span text:style-name="T10"><text:s text:c="2"/></text:span><text:span text:style-name="T10">cout &lt;&lt; "Adresse myInt: " &lt;&lt; (&amp; myInt) &lt;&lt; endl;</text:span></text:p>
            <text:p text:style-name="P7"><text:span text:style-name="T10"><text:s text:c="2"/></text:span><text:span text:style-name="T10">cout &lt;&lt; "Adresse other: " &lt;&lt; (&amp; other) &lt;&lt; endl;</text:span></text:p>
            <text:p text:style-name="P7"><text:span text:style-name="T8"><text:s text:c="2"/></text:span><text:span text:style-name="T8">return 0;</text:span></text:p>
            <text:p text:style-name="P7"><text:span text:style-name="T8">}</text:span></text:p>
          </draw:text-box>
        </draw:frame>
        <draw:frame draw:style-name="gr6" draw:text-style-name="P5" draw:layer="layout" svg:width="15.57cm" svg:height="6.143cm" svg:x="11.43cm" svg:y="3.774cm">
          <draw:text-box>
            <text:p text:style-name="P5"><text:span text:style-name="T4">./a.out</text:span></text:p>
            <text:p text:style-name="P5"><text:span text:style-name="T4">sizeof <text:s/>myInt: 4</text:span></text:p>
            <text:p text:style-name="P5"><text:span text:style-name="T4">sizeof <text:s/>other: 4</text:span></text:p>
            <text:p text:style-name="P5"><text:span text:style-name="T4">sizeof &amp;myInt: 8</text:span></text:p>
            <text:p text:style-name="P5"><text:span text:style-name="T4">Adresse myInt: 0x7ffc8f2cb764</text:span></text:p>
            <text:p text:style-name="P5"><text:span text:style-name="T4">Adresse other: 0x7ffc8f2cb764</text:span></text:p>
          </draw:text-box>
        </draw:frame>
        <draw:custom-shape draw:style-name="gr7" draw:text-style-name="P8" draw:layer="layout" svg:width="10.4cm" svg:height="1.8cm" svg:x="1.03cm" svg:y="2.2cm">
          <text:p text:style-name="P3"><text:span text:style-name="T11">Hier ist &amp; das Adressymbol</text:span></text:p>
          <draw:enhanced-geometry svg:viewBox="0 0 21600 21600" draw:text-areas="800 800 20800 20800" draw:type="round-rectangular-callout" draw:modifiers="34456.9945197577 149640.8661854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presentation:style-name="pr1" draw:layer="layout" svg:width="25.199cm" svg:height="3.506cm" svg:x="1.4cm" svg:y="0.837cm" presentation:class="title">
          <draw:text-box>
            <text:p>Referenzen</text:p>
          </draw:text-box>
        </draw:frame>
        <draw:frame presentation:style-name="pr5" draw:text-style-name="P9" draw:layer="layout" svg:width="26.799cm" svg:height="15.8cm" svg:x="0.801cm" svg:y="4.2cm" presentation:class="subtitle" presentation:user-transformed="true">
          <draw:text-box>
            <text:list text:style-name="L2">
              <text:list-item>
                <text:p text:style-name="P9">Eine Referenz kann das Attribut const tragen. <text:s text:c="2"/><text:span text:style-name="T8">const int&amp; other=myInt; </text:span></text:p>
              </text:list-item>
              <text:list-item>
                <text:p text:style-name="P9">Trägt eine Referenz das Attribut <text:span text:style-name="T8">const</text:span>, so kann das referenzierte Objekt (hier Variable) über die Referenz nicht verändert werden.</text:p>
              </text:list-item>
              <text:list-item>
                <text:p text:style-name="P9">Eine Variable kann durch eine const-Referenz referenziert werden, eine konstante Werte können <text:span text:style-name="T12">nur</text:span> über eine const-Referenz referenziert werde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presentation:style-name="pr1" draw:layer="layout" svg:width="25.199cm" svg:height="3.506cm" svg:x="1.4cm" svg:y="0.837cm" presentation:class="title">
          <draw:text-box>
            <text:p>Referenzen</text:p>
          </draw:text-box>
        </draw:frame>
        <draw:frame presentation:style-name="pr6" draw:text-style-name="P9" draw:layer="layout" svg:width="27.2cm" svg:height="16.8cm" svg:x="0.3cm" svg:y="3.4cm" presentation:class="subtitle" presentation:user-transformed="true">
          <draw:text-box>
            <text:list text:style-name="L2">
              <text:list-item>
                <text:p text:style-name="P9">Die Änderung der Referenzvereinbarung in Bsp.1 zu</text:p>
                <text:p text:style-name="P9"><text:s text:c="3"/><text:span text:style-name="T8">const int&amp; other=myInt; </text:span></text:p>
                <text:p text:style-name="P9"><text:span text:style-name="T13">ohne weitere Programmänderung führt zu einem Compilerfehler:</text:span></text:p>
              </text:list-item>
              <text:list-item>
                <text:p text:style-name="P9"><text:span text:style-name="T8">ref3.cpp:13:9: error: increment of read-only reference ‘other’ <text:s text:c="2"/></text:span></text:p>
                <text:p text:style-name="P9"><text:span text:style-name="T8">other ++;</text:span></text:p>
              </text:list-item>
              <text:list-item>
                <text:p text:style-name="P9">Die Änderung des Wertes von myInt über other ist nicht mehr möglich.</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frame presentation:style-name="pr1" draw:layer="layout" svg:width="25.199cm" svg:height="3.506cm" svg:x="1.4cm" svg:y="0.837cm" presentation:class="title">
          <draw:text-box>
            <text:p>Referenzen als Parameter</text:p>
          </draw:text-box>
        </draw:frame>
        <draw:frame presentation:style-name="pr6" draw:text-style-name="P9" draw:layer="layout" svg:width="27.2cm" svg:height="16.8cm" svg:x="0.3cm" svg:y="3.5cm" presentation:class="subtitle" presentation:user-transformed="true">
          <draw:text-box>
            <text:list text:style-name="L2">
              <text:list-item>
                <text:p text:style-name="P9">Referenzen können auch als Funktionsparameter Verwendung finden.</text:p>
              </text:list-item>
              <text:list-item>
                <text:p text:style-name="P9">Die Bindung der Referenz an das referenzierte Objekt findet hier beim Funktionsaufruf statt. </text:p>
              </text:list-item>
              <text:list-item>
                <text:p text:style-name="P9">Werden Variablen als Aufrufparameter angegeben und die referenzierten Werte in der Funktion verändert, so ändern sich die originalen Werte beim Aufrufer. (Call by Referenc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presentation:style-name="pr1" draw:layer="layout" svg:width="25.199cm" svg:height="3.506cm" svg:x="1.4cm" svg:y="0.837cm" presentation:class="title">
          <draw:text-box>
            <text:p>Referenzen als Parameter</text:p>
          </draw:text-box>
        </draw:frame>
        <draw:frame draw:style-name="gr8" draw:text-style-name="P2" draw:layer="layout" svg:width="26cm" svg:height="16.605cm" svg:x="0.8cm" svg:y="3.93cm">
          <draw:text-box>
            <text:p text:style-name="P2"><text:span text:style-name="T2">#include &lt;iostream&gt;</text:span></text:p>
            <text:p text:style-name="P2"><text:span text:style-name="T2">#include &lt;iomanip&gt;</text:span></text:p>
            <text:p text:style-name="P2"><text:span text:style-name="T2">using namespace std;</text:span></text:p>
            <text:p text:style-name="P2"><text:span text:style-name="T2"/></text:p>
            <text:p text:style-name="P2"><text:span text:style-name="T2">void swap(int&amp; i, int&amp; j) // tauscht i und j</text:span></text:p>
            <text:p text:style-name="P2"><text:span text:style-name="T2">{</text:span></text:p>
            <text:p text:style-name="P2"><text:span text:style-name="T2"><text:s text:c="2"/></text:span><text:span text:style-name="T2">i^=j; j^=i; i^=j;</text:span></text:p>
            <text:p text:style-name="P2"><text:span text:style-name="T2">}</text:span></text:p>
            <text:p text:style-name="P2"><text:span text:style-name="T2"/></text:p>
            <text:p text:style-name="P2"><text:span text:style-name="T2">int main()</text:span></text:p>
            <text:p text:style-name="P2"><text:span text:style-name="T2">{</text:span></text:p>
            <text:p text:style-name="P2"><text:span text:style-name="T2"><text:s text:c="2"/></text:span><text:span text:style-name="T2">int a=1, b=0;</text:span></text:p>
            <text:p text:style-name="P2"><text:span text:style-name="T2"><text:s text:c="2"/></text:span><text:span text:style-name="T2">cout &lt;&lt; "main 1: a="&lt;&lt; a &lt;&lt; " b="&lt;&lt;b&lt;&lt;endl;</text:span></text:p>
            <text:p text:style-name="P2"><text:span text:style-name="T2"><text:s text:c="2"/></text:span><text:span text:style-name="T2">swap(a,b);</text:span></text:p>
            <text:p text:style-name="P2"><text:span text:style-name="T2"><text:s text:c="2"/></text:span><text:span text:style-name="T2">cout &lt;&lt; "main 2: a="&lt;&lt; a &lt;&lt; " b="&lt;&lt;b&lt;&lt;endl;</text:span></text:p>
            <text:p text:style-name="P2"><text:span text:style-name="T2"><text:s text:c="2"/></text:span><text:span text:style-name="T2">return 0;</text:span></text:p>
            <text:p text:style-name="P2"><text:span text:style-name="T2">}</text:span></text:p>
            <text:p text:style-name="P2"><text:span text:style-name="T2"/></text:p>
          </draw:text-box>
        </draw:frame>
        <draw:frame draw:style-name="gr9" draw:text-style-name="P5" draw:layer="layout" svg:width="8.4cm" svg:height="4.4cm" svg:x="19cm" svg:y="9.4cm">
          <draw:text-box>
            <text:p text:style-name="P5"><text:span text:style-name="T4">./a.out</text:span></text:p>
            <text:p text:style-name="P5"><text:span text:style-name="T4">main 1: a=1 b=0</text:span></text:p>
            <text:p text:style-name="P5"><text:span text:style-name="T4">main 2: a=0 b=1</text:span></text:p>
          </draw:text-box>
        </draw:frame>
        <presentation:notes draw:style-name="dp2">
          <draw:page-thumbnail draw:style-name="gr1"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draw:frame presentation:style-name="pr1" draw:layer="layout" svg:width="25.199cm" svg:height="3.506cm" svg:x="1.4cm" svg:y="-0.763cm" presentation:class="title" presentation:user-transformed="true">
          <draw:text-box>
            <text:p>Referenzen als Parameter</text:p>
          </draw:text-box>
        </draw:frame>
        <draw:frame presentation:style-name="pr7" draw:text-style-name="P9" draw:layer="layout" svg:width="27.2cm" svg:height="17.657cm" svg:x="0.3cm" svg:y="2.743cm" presentation:class="subtitle" presentation:user-transformed="true">
          <draw:text-box>
            <text:list text:style-name="L2">
              <text:list-item>
                <text:p text:style-name="P9">An der Ausgabe sieht man, dass die Werte der Variablen a und b vertauscht worden sind.</text:p>
              </text:list-item>
              <text:list-item>
                <text:p text:style-name="P9">Im nachfolgenden Beispiel sehen wir eine Funktion swp1 mit gewöhnlichen Parametern, wie wir sie von c kennen (call by value) und eine Funktion swp2 mit Referenzparametern (call by reference).</text:p>
              </text:list-item>
              <text:list-item>
                <text:p text:style-name="P9">Im rosa Kasten der Ausgabe ist zu erkennen das im ersten Fall die originalen Werte nicht getauscht wurden im zweiten wurden sie vertauscht.</text:p>
              </text:list-item>
              <text:list-item>
                <text:p text:style-name="P9"><text:span text:style-name="T14">Achtung: Dem Aufruf der Funktion ist nicht anzusehen, ob es sich um call by value oder call by reference handelt.</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draw:style-name="gr10" draw:text-style-name="P11" draw:layer="layout" svg:width="26cm" svg:height="19.935cm" svg:x="0.8cm" svg:y="0.6cm">
          <draw:text-box>
            <text:p text:style-name="P11"><text:span text:style-name="T15">#include &lt;iostream&gt;</text:span></text:p>
            <text:p text:style-name="P11"><text:span text:style-name="T15">#include &lt;iomanip&gt;</text:span></text:p>
            <text:p text:style-name="P11"><text:span text:style-name="T15">using namespace std;</text:span></text:p>
            <text:p text:style-name="P11"><text:span text:style-name="T15"/></text:p>
            <text:p text:style-name="P11"><text:span text:style-name="T2">void swp1(int i, int j)</text:span></text:p>
            <text:p text:style-name="P11"><text:span text:style-name="T2">{</text:span></text:p>
            <text:p text:style-name="P11"><text:span text:style-name="T2"><text:s text:c="2"/></text:span><text:span text:style-name="T2">i^=j; j^=i; i^=j;</text:span></text:p>
            <text:p text:style-name="P11"><text:span text:style-name="T2">}</text:span></text:p>
            <text:p text:style-name="P11"><text:span text:style-name="T15"/></text:p>
            <text:p text:style-name="P11"><text:span text:style-name="T10">void swp2(int&amp; i, int&amp; j)</text:span></text:p>
            <text:p text:style-name="P11"><text:span text:style-name="T10">{</text:span></text:p>
            <text:p text:style-name="P11"><text:span text:style-name="T10"><text:s text:c="2"/></text:span><text:span text:style-name="T10">i^=j; j^=i; i^=j;</text:span></text:p>
            <text:p text:style-name="P11"><text:span text:style-name="T10">}</text:span></text:p>
            <text:p text:style-name="P11"><text:span text:style-name="T15"/></text:p>
            <text:p text:style-name="P11"><text:span text:style-name="T15">int main()</text:span></text:p>
            <text:p text:style-name="P11"><text:span text:style-name="T15">{</text:span></text:p>
            <text:p text:style-name="P11"><text:span text:style-name="T2"><text:s text:c="2"/></text:span><text:span text:style-name="T2">int a=1, b=0;</text:span></text:p>
            <text:p text:style-name="P11"><text:span text:style-name="T2"><text:s text:c="2"/></text:span><text:span text:style-name="T2">swp1(a,b);</text:span></text:p>
            <text:p text:style-name="P11"><text:span text:style-name="T2"><text:s text:c="2"/></text:span><text:span text:style-name="T2">cout &lt;&lt; "main 1: a="&lt;&lt; a &lt;&lt; " b="&lt;&lt;b&lt;&lt;endl;</text:span></text:p>
            <text:p text:style-name="P11"><text:span text:style-name="T2"><text:s text:c="2"/></text:span><text:span text:style-name="T2">a=1; b=0;</text:span></text:p>
            <text:p text:style-name="P11"><text:span text:style-name="T2"><text:s text:c="2"/></text:span><text:span text:style-name="T2">swp2(a,b);</text:span></text:p>
            <text:p text:style-name="P11"><text:span text:style-name="T2"><text:s text:c="2"/></text:span><text:span text:style-name="T2">cout &lt;&lt; "main 2: a="&lt;&lt; a &lt;&lt; " b="&lt;&lt;b&lt;&lt;endl;</text:span></text:p>
            <text:p text:style-name="P11"><text:span text:style-name="T15"><text:s text:c="2"/></text:span><text:span text:style-name="T15">return 0;</text:span></text:p>
            <text:p text:style-name="P11"><text:span text:style-name="T15">}</text:span></text:p>
          </draw:text-box>
        </draw:frame>
        <draw:frame draw:style-name="gr9" draw:text-style-name="P5" draw:layer="layout" svg:width="11.8cm" svg:height="4.4cm" svg:x="15.65cm" svg:y="1.812cm">
          <draw:text-box>
            <text:p text:style-name="P5"><text:span text:style-name="T4">./a.out</text:span></text:p>
            <text:p text:style-name="P5"><text:span text:style-name="T4">main 1: a=1 b=0</text:span></text:p>
            <text:p text:style-name="P5"><text:span text:style-name="T4">main 2: a=0 b=1</text:span></text:p>
            <text:p text:style-name="P5"><text:span text:style-name="T4"/></text:p>
          </draw:text-box>
        </draw:frame>
        <presentation:notes draw:style-name="dp2">
          <draw:page-thumbnail draw:style-name="gr1"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draw:frame presentation:style-name="pr1" draw:layer="layout" svg:width="25.199cm" svg:height="3.506cm" svg:x="1.4cm" svg:y="0.837cm" presentation:class="title">
          <draw:text-box>
            <text:p>Const Referenzen als Parameter</text:p>
          </draw:text-box>
        </draw:frame>
        <draw:frame presentation:style-name="pr8" draw:text-style-name="P9" draw:layer="layout" svg:width="26.7cm" svg:height="15cm" svg:x="0.6cm" svg:y="4.6cm" presentation:class="subtitle" presentation:user-transformed="true">
          <draw:text-box>
            <text:list text:style-name="L2">
              <text:list-item>
                <text:p text:style-name="P9">Sollen Werte berechneter Ausdrücke an Referenzparameter übergeben werden, so müssen diese als const gekennzeichnet sein.</text:p>
              </text:list-item>
              <text:list-item>
                <text:p text:style-name="P9">Damit ist die Änderung der referenzierten Werte dann nicht mehr möglich.</text:p>
              </text:list-item>
              <text:list-item>
                <text:p text:style-name="P9">Const ist einweiteres Kriterium zur Unterscheidung überladener Funktionen. Das folgende Beispiel enthält zwei solcher überladenener Funktionen <text:span text:style-name="T8">mul</text:span>, die sich nur durch const unterscheide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draw:frame presentation:style-name="pr9" draw:layer="layout" svg:width="25.199cm" svg:height="2.343cm" svg:x="1.4cm" svg:y="0.6cm" presentation:class="title" presentation:user-transformed="true">
          <draw:text-box>
            <text:p>const Referenzen als Parameter</text:p>
          </draw:text-box>
        </draw:frame>
        <draw:frame draw:style-name="gr11" draw:text-style-name="P7" draw:layer="layout" svg:width="22.4cm" svg:height="17.32cm" svg:x="0.6cm" svg:y="2.98cm">
          <draw:text-box>
            <text:p text:style-name="P7"><text:span text:style-name="T8">. . .</text:span></text:p>
            <text:p text:style-name="P7"><text:span text:style-name="T10">int mul(int&amp; f1, int&amp; f2)</text:span></text:p>
            <text:p text:style-name="P7"><text:span text:style-name="T10">{</text:span></text:p>
            <text:p text:style-name="P7"><text:span text:style-name="T10"><text:s text:c="2"/></text:span><text:span text:style-name="T10">cout &lt;&lt; "mul without const" &lt;&lt; endl;</text:span></text:p>
            <text:p text:style-name="P7"><text:span text:style-name="T10"><text:s text:c="2"/></text:span><text:span text:style-name="T10">return f1*f2;</text:span></text:p>
            <text:p text:style-name="P7"><text:span text:style-name="T10">}</text:span></text:p>
            <text:p text:style-name="P7"><text:span text:style-name="T10"/></text:p>
            <text:p text:style-name="P7"><text:span text:style-name="T10">int mul(const int&amp; f1, const int&amp; f2)</text:span></text:p>
            <text:p text:style-name="P7"><text:span text:style-name="T10">{</text:span></text:p>
            <text:p text:style-name="P7"><text:span text:style-name="T10"><text:s text:c="2"/></text:span><text:span text:style-name="T10">cout &lt;&lt; "mul with const" &lt;&lt; endl;</text:span></text:p>
            <text:p text:style-name="P7"><text:span text:style-name="T10"><text:s text:c="2"/></text:span><text:span text:style-name="T10">return f1*f2;</text:span></text:p>
            <text:p text:style-name="P7"><text:span text:style-name="T10">}</text:span></text:p>
            <text:p text:style-name="P7"><text:span text:style-name="T10"/></text:p>
            <text:p text:style-name="P7"><text:span text:style-name="T10">int main()</text:span></text:p>
            <text:p text:style-name="P7"><text:span text:style-name="T10">{</text:span></text:p>
            <text:p text:style-name="P7"><text:span text:style-name="T10"><text:s text:c="2"/></text:span><text:span text:style-name="T10">int a=3, b=5;</text:span></text:p>
            <text:p text:style-name="P7"><text:span text:style-name="T10"><text:s text:c="2"/></text:span><text:span text:style-name="T10">cout&lt;&lt;mul(a,b) <text:s/>&lt;&lt;endl;</text:span></text:p>
            <text:p text:style-name="P7"><text:span text:style-name="T10"><text:s text:c="2"/></text:span><text:span text:style-name="T10">cout&lt;&lt;mul(a+1,b)&lt;&lt;endl;</text:span></text:p>
            <text:p text:style-name="P7"><text:span text:style-name="T10"><text:s text:c="2"/></text:span><text:span text:style-name="T10">return 0;</text:span></text:p>
            <text:p text:style-name="P7"><text:span text:style-name="T10">}</text:span></text:p>
          </draw:text-box>
        </draw:frame>
        <draw:frame draw:style-name="gr12" draw:text-style-name="P2" draw:layer="layout" svg:width="8.572cm" svg:height="5.073cm" svg:x="18.928cm" svg:y="3.127cm">
          <draw:text-box>
            <text:p text:style-name="P2"><text:span text:style-name="T2">./a.out</text:span></text:p>
            <text:p text:style-name="P2"><text:span text:style-name="T2">mul without const</text:span></text:p>
            <text:p text:style-name="P2"><text:span text:style-name="T2">15</text:span></text:p>
            <text:p text:style-name="P2"><text:span text:style-name="T2">mul with const</text:span></text:p>
            <text:p text:style-name="P2"><text:span text:style-name="T2">20</text:span></text:p>
          </draw:text-box>
        </draw:frame>
        <draw:custom-shape draw:style-name="gr13" draw:text-style-name="P8" draw:layer="layout" svg:width="9.6cm" svg:height="2.8cm" svg:x="14.8cm" svg:y="13cm">
          <text:p text:style-name="P3"><text:span text:style-name="T11">Es erfolgt der Aufruf der </text:span></text:p>
          <text:p text:style-name="P3"><text:span text:style-name="T11">ersten Funktion</text:span></text:p>
          <draw:enhanced-geometry svg:viewBox="0 0 21600 21600" draw:text-areas="800 800 20800 20800" draw:type="round-rectangular-callout" draw:modifiers="-16000.3332986147 24869.68939664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8" draw:layer="layout" svg:width="9.6cm" svg:height="2.8cm" svg:x="15.4cm" svg:y="17.6cm">
          <text:p text:style-name="P3"><text:span text:style-name="T11">Es erfolgt der Aufruf der </text:span></text:p>
          <text:p text:style-name="P3"><text:span text:style-name="T11">zweiten Funktion</text:span></text:p>
          <draw:enhanced-geometry svg:viewBox="0 0 21600 21600" draw:text-areas="800 800 20800 20800" draw:type="round-rectangular-callout" draw:modifiers="-15665.1182168524 1326.383434487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draw:frame presentation:style-name="pr1" draw:layer="layout" svg:width="25.199cm" svg:height="3.506cm" svg:x="1.4cm" svg:y="0.837cm" presentation:class="title">
          <draw:text-box>
            <text:p>Referenzen als Returnwert</text:p>
          </draw:text-box>
        </draw:frame>
        <draw:frame presentation:style-name="pr8" draw:text-style-name="P9" draw:layer="layout" svg:width="26.7cm" svg:height="15cm" svg:x="0.6cm" svg:y="4.6cm" presentation:class="subtitle" presentation:user-transformed="true">
          <draw:text-box>
            <text:list text:style-name="L2">
              <text:list-item>
                <text:p text:style-name="P9">Referenzen sind auch als Returnwert sehr interessant, dieser als Wert (Value) aber auch als Lvalue, also als Ziel einer Zuweisung eingesetzt werden kann.</text:p>
              </text:list-item>
              <text:list-item>
                <text:p text:style-name="P9">Eine Referenz als Returnwert darf niemals eine lokale Variable referenzieren, weil diese nach Verlassen der Funktion nicht mehr existiert.</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10" draw:layer="layout" svg:width="25.199cm" svg:height="2.243cm" svg:x="1.4cm" svg:y="0.8cm" presentation:class="title" presentation:user-transformed="true">
          <draw:text-box>
            <text:p>Referenzen als Returnwert</text:p>
          </draw:text-box>
        </draw:frame>
        <draw:frame draw:style-name="gr14" draw:text-style-name="P7" draw:layer="layout" svg:width="26cm" svg:height="16.935cm" svg:x="1.2cm" svg:y="3.003cm">
          <draw:text-box>
            <text:p text:style-name="P7"><text:span text:style-name="T16">#include &lt;iostream&gt;</text:span></text:p>
            <text:p text:style-name="P7"><text:span text:style-name="T16">#include &lt;iomanip&gt;</text:span></text:p>
            <text:p text:style-name="P7"><text:span text:style-name="T16">using namespace std;</text:span></text:p>
            <text:p text:style-name="P7"><text:span text:style-name="T8"/></text:p>
            <text:p text:style-name="P7"><text:span text:style-name="T2">int myNum=0;</text:span><text:span text:style-name="T2"><text:tab/></text:span><text:span text:style-name="T2"><text:tab/></text:span><text:span text:style-name="T2">// eine Variable</text:span></text:p>
            <text:p text:style-name="P7"><text:span text:style-name="T2"/></text:p>
            <text:p text:style-name="P7"><text:span text:style-name="T2">int &amp; num()</text:span><text:span text:style-name="T2"><text:tab/></text:span><text:span text:style-name="T2"><text:tab/></text:span></text:p>
            <text:p text:style-name="P7"><text:span text:style-name="T2">{</text:span></text:p>
            <text:p text:style-name="P7"><text:span text:style-name="T2"><text:s text:c="2"/></text:span><text:span text:style-name="T2">return myNum;</text:span><text:span text:style-name="T2"><text:tab/></text:span><text:span text:style-name="T2">// Rueckgabe einer Refernz auf myNum </text:span></text:p>
            <text:p text:style-name="P7"><text:span text:style-name="T2">}</text:span></text:p>
            <text:p text:style-name="P7"><text:span text:style-name="T2"/></text:p>
            <text:p text:style-name="P7"><text:span text:style-name="T2">int main()</text:span></text:p>
            <text:p text:style-name="P7"><text:span text:style-name="T2">{</text:span></text:p>
            <text:p text:style-name="P7"><text:span text:style-name="T2"><text:s text:c="2"/></text:span><text:span text:style-name="T2">int i;</text:span></text:p>
            <text:p text:style-name="P7"><text:span text:style-name="T2"><text:s text:c="2"/></text:span><text:span text:style-name="T17">i = num();</text:span><text:span text:style-name="T17"><text:tab/></text:span><text:span text:style-name="T17"><text:tab/></text:span><text:span text:style-name="T17">// Bewertung als Wert der Variablen</text:span></text:p>
            <text:p text:style-name="P7"><text:span text:style-name="T2"><text:s text:c="2"/></text:span><text:span text:style-name="T2">cout &lt;&lt; "i <text:s text:c="3"/>: " &lt;&lt; i &lt;&lt; endl;</text:span></text:p>
            <text:p text:style-name="P7"><text:span text:style-name="T2"><text:s text:c="2"/></text:span><text:span text:style-name="T2">n</text:span><text:span text:style-name="T17">um()=5;</text:span><text:span text:style-name="T17"><text:tab/></text:span><text:span text:style-name="T17"><text:tab/></text:span><text:span text:style-name="T17"><text:tab/></text:span><text:span text:style-name="T17">// Bewertung als Lvalue !!!</text:span></text:p>
            <text:p text:style-name="P7"><text:span text:style-name="T2"><text:s text:c="2"/></text:span><text:span text:style-name="T2">cout &lt;&lt; "myNum: "&lt;&lt; myNum &lt;&lt; endl;</text:span></text:p>
            <text:p text:style-name="P7"><text:span text:style-name="T2"><text:s text:c="2"/></text:span><text:span text:style-name="T2">return 0;</text:span></text:p>
            <text:p text:style-name="P7"><text:span text:style-name="T2">}</text:span></text:p>
          </draw:text-box>
        </draw:frame>
        <draw:frame draw:style-name="gr15" draw:text-style-name="P5" draw:layer="layout" svg:width="8.193cm" svg:height="3.985cm" svg:x="19.607cm" svg:y="3.815cm">
          <draw:text-box>
            <text:p text:style-name="P5"><text:span text:style-name="T4"><text:s/></text:span><text:span text:style-name="T4">./a.out</text:span></text:p>
            <text:p text:style-name="P5"><text:span text:style-name="T4">i <text:s text:c="3"/>: 0</text:span></text:p>
            <text:p text:style-name="P5"><text:span text:style-name="T4">myNum: 5</text:span></text:p>
          </draw:text-box>
        </draw:frame>
        <presentation:notes draw:style-name="dp2">
          <draw:page-thumbnail draw:style-name="gr1"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draw:frame presentation:style-name="pr11" draw:layer="layout" svg:width="25.199cm" svg:height="2.763cm" svg:x="1.4cm" svg:y="-0.363cm" presentation:class="title" presentation:user-transformed="true">
          <draw:text-box>
            <text:p>Referenzen als Returnwert</text:p>
          </draw:text-box>
        </draw:frame>
        <draw:frame presentation:style-name="pr12" draw:text-style-name="P9" draw:layer="layout" svg:width="26.7cm" svg:height="17.997cm" svg:x="0.6cm" svg:y="2.4cm" presentation:class="subtitle" presentation:user-transformed="true">
          <draw:text-box>
            <text:list text:style-name="L2">
              <text:list-item>
                <text:p text:style-name="P9">Die Funktion num gibt eine Referenz aud fie Variable myNum zurück.</text:p>
              </text:list-item>
              <text:list-item>
                <text:p text:style-name="P9">Diese Refrenz kann nun als Value in Ausdrücken oder als LValue links vom Zuweisungssymbol Verwendung finden.</text:p>
              </text:list-item>
              <text:list-item>
                <text:p text:style-name="P9">Die beiden fett markierten Zeilen demonstrieren dies.</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draw:frame presentation:style-name="pr10" draw:layer="layout" svg:width="25.199cm" svg:height="2.243cm" svg:x="1.4cm" svg:y="0.8cm" presentation:class="title" presentation:user-transformed="true">
          <draw:text-box>
            <text:p>Referenzen als Returnwert</text:p>
          </draw:text-box>
        </draw:frame>
        <draw:frame draw:style-name="gr14" draw:text-style-name="P12" draw:layer="layout" svg:width="26.4cm" svg:height="17.102cm" svg:x="0.6cm" svg:y="3.494cm">
          <draw:text-box>
            <text:p text:style-name="P12"><text:span text:style-name="T18">. . . includegedöns . . .</text:span></text:p>
            <text:p text:style-name="P12"><text:span text:style-name="T10">const int n=10;</text:span></text:p>
            <text:p text:style-name="P12"><text:span text:style-name="T10"/></text:p>
            <text:p text:style-name="P12"><text:span text:style-name="T10">int&amp; idx(int * vI, int i, int n)</text:span></text:p>
            <text:p text:style-name="P12"><text:span text:style-name="T10">{</text:span></text:p>
            <text:p text:style-name="P12"><text:span text:style-name="T10"><text:s text:c="2"/></text:span><text:span text:style-name="T10">static int dummy;</text:span></text:p>
            <text:p text:style-name="P12"><text:span text:style-name="T10"><text:s text:c="2"/></text:span><text:span text:style-name="T10">if (i&lt;n) <text:s/>return vI[i];</text:span></text:p>
            <text:p text:style-name="P12"><text:span text:style-name="T10"><text:s text:c="2"/></text:span><text:span text:style-name="T10">cerr &lt;&lt; "Indexerror at index"&lt;&lt; i &lt;&lt; endl;</text:span></text:p>
            <text:p text:style-name="P12"><text:span text:style-name="T10"><text:s text:c="2"/></text:span><text:span text:style-name="T10">return dummy;</text:span></text:p>
            <text:p text:style-name="P12"><text:span text:style-name="T10">}</text:span></text:p>
            <text:p text:style-name="P12"><text:span text:style-name="T10"/></text:p>
            <text:p text:style-name="P12"><text:span text:style-name="T10">int main()</text:span></text:p>
            <text:p text:style-name="P12"><text:span text:style-name="T10">{</text:span></text:p>
            <text:p text:style-name="P12"><text:span text:style-name="T10"><text:s text:c="2"/></text:span><text:span text:style-name="T10">int vI[n]={0};</text:span></text:p>
            <text:p text:style-name="P12"><text:span text:style-name="T10"><text:s text:c="2"/></text:span><text:span text:style-name="T10">int vJ[n]={0};</text:span></text:p>
            <text:p text:style-name="P12"><text:span text:style-name="T10"><text:s text:c="2"/></text:span><text:span text:style-name="T10">for (int i=0; i&lt;n; i++) idx(vI,i,n)=idx(vJ,i,n)=i;</text:span></text:p>
            <text:p text:style-name="P12"><text:span text:style-name="T10"><text:s text:c="2"/></text:span><text:span text:style-name="T10">for (int i=0; i&lt;n; i++)</text:span></text:p>
            <text:p text:style-name="P12"><text:span text:style-name="T10"><text:s text:c="4"/></text:span><text:span text:style-name="T10">cout&lt;&lt;i&lt;&lt;' '&lt;&lt;idx(vI,i,n)&lt;&lt;' '&lt;&lt;idx(vJ,i,n)&lt;&lt; endl;</text:span></text:p>
            <text:p text:style-name="P12"><text:span text:style-name="T10"><text:s text:c="2"/></text:span><text:span text:style-name="T10">idx(vI,99,n)=1234567890;</text:span></text:p>
            <text:p text:style-name="P12"><text:span text:style-name="T10"><text:s text:c="2"/></text:span><text:span text:style-name="T10">return 0;</text:span></text:p>
            <text:p text:style-name="P12"><text:span text:style-name="T10">}</text:span></text:p>
          </draw:text-box>
        </draw:frame>
        <draw:frame draw:style-name="gr16" draw:layer="layout" svg:width="6.488cm" svg:height="8.784cm" svg:x="20.9cm" svg:y="3.043cm">
          <draw:text-box>
            <text:p>./a.out</text:p>
            <text:p>0 0 0</text:p>
            <text:p>1 1 1</text:p>
            <text:p>2 2 2</text:p>
            <text:p>3 3 3</text:p>
            <text:p>4 4 4</text:p>
            <text:p>5 5 5</text:p>
            <text:p>6 6 6</text:p>
            <text:p>7 7 7</text:p>
            <text:p>8 8 8</text:p>
            <text:p>9 9 9</text:p>
            <text:p>Indexerror at index99</text:p>
          </draw:text-box>
        </draw:frame>
        <presentation:notes draw:style-name="dp2">
          <draw:page-thumbnail draw:style-name="gr1"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draw:frame presentation:style-name="pr11" draw:layer="layout" svg:width="25.199cm" svg:height="2.763cm" svg:x="1.4cm" svg:y="-0.363cm" presentation:class="title" presentation:user-transformed="true">
          <draw:text-box>
            <text:p>Referenzen als Returnwert</text:p>
          </draw:text-box>
        </draw:frame>
        <draw:frame presentation:style-name="pr12" draw:text-style-name="P9" draw:layer="layout" svg:width="26.7cm" svg:height="17.997cm" svg:x="0.6cm" svg:y="2.4cm" presentation:class="subtitle" presentation:user-transformed="true">
          <draw:text-box>
            <text:list text:style-name="L2">
              <text:list-item>
                <text:p text:style-name="P9">Im Beispiel gibt die Funktion idx eine Referenz auf das i-te Element des übergebenen Arrays aus. Diese Referenz wird im Beispiel als Value und als Lvalue verwendet.</text:p>
              </text:list-item>
              <text:list-item>
                <text:p text:style-name="P9">Die Funktion führt eine Indexüberprüfung durch. ImFalle eines Indexerrors wird eine Fehlernachricht auf die Standardfehlerausgabe ausgegeben und die Referenz auf die Dummy-Variable zurückgegeben.</text:p>
              </text:list-item>
              <text:list-item>
                <text:p text:style-name="P9">Die Dummy-Variable ist static definiert, so dass sie auf alle existiert. Bei Verwendung der Referenz als LValue wird der zugewiesene Wert dann auf Dummy geschrieben. <text:span text:style-name="T19">(testen Sie das mit dem Debugger – kdbg o.ä.)</text:span></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mer&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6T10:28:21.640323167</meta:creation-date>
    <dc:date>2016-03-07T11:03:01.723276896</dc:date>
    <meta:editing-duration>PT16H12M46S</meta:editing-duration>
    <meta:editing-cycles>4</meta:editing-cycles>
    <meta:generator>LibreOffice/4.2.8.2$Linux_X86_64 LibreOffice_project/420m0$Build-2</meta:generator>
    <meta:document-statistic meta:object-count="108"/>
  </office:meta>
</office:document-meta>
</file>